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29fcf" draw:textarea-horizontal-align="justify" draw:textarea-vertical-align="top" draw:auto-grow-height="false" fo:min-height="4.83cm" fo:min-width="5.85cm"/>
      <style:paragraph-properties style:writing-mode="lr-tb"/>
    </style:style>
    <style:style style:name="gr2" style:family="graphic" style:parent-style-name="standard">
      <style:graphic-properties draw:stroke="none" draw:fill-color="#bf0041" draw:textarea-horizontal-align="justify" draw:textarea-vertical-align="middle" draw:auto-grow-height="false" fo:min-height="0.648cm" fo:min-width="0.398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8" style:family="graphic" style:parent-style-name="standard">
      <style:graphic-properties draw:stroke="none" svg:stroke-color="#00a933" draw:fill-color="#00a933" draw:textarea-horizontal-align="justify" draw:textarea-vertical-align="middle" draw:auto-grow-height="false" fo:min-height="0.386cm" fo:min-width="0.136cm"/>
    </style:style>
    <style:style style:name="gr9" style:family="graphic" style:parent-style-name="standard">
      <style:graphic-properties draw:stroke="none" draw:fill="none" fo:min-height="2.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2" style:family="graphic" style:parent-style-name="standard">
      <style:graphic-properties draw:stroke="none" draw:fill="none" fo:min-height="1.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4" style:family="graphic" style:parent-style-name="standard">
      <style:graphic-properties draw:stroke="none" draw:fill="none" fo:min-height="0.703cm"/>
      <style:paragraph-properties style:writing-mode="lr-tb"/>
    </style:style>
    <style:style style:name="gr15" style:family="graphic" style:parent-style-name="standard">
      <style:graphic-properties draw:stroke="none" draw:fill="none" fo:min-height="1.972cm"/>
      <style:paragraph-properties style:writing-mode="lr-tb"/>
    </style:style>
    <style:style style:name="gr16" style:family="graphic" style:parent-style-name="standard">
      <style:graphic-properties draw:stroke="none" draw:fill-color="#ffd428" draw:textarea-vertical-align="middle" draw:auto-grow-height="false" fo:min-height="0.597cm" fo:min-width="0.46cm" fo:wrap-option="wrap"/>
    </style:style>
    <style:style style:name="gr17" style:family="graphic" style:parent-style-name="standard">
      <style:graphic-properties draw:stroke="none" draw:fill="none" fo:min-height="0.64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9" style:family="graphic" style:parent-style-name="standard">
      <style:graphic-properties draw:stroke="none" draw:fill="none" fo:min-height="0.371cm"/>
      <style:paragraph-properties style:writing-mode="lr-tb"/>
    </style:style>
    <style:style style:name="gr20" style:family="graphic" style:parent-style-name="standard">
      <style:graphic-properties draw:stroke="none" draw:fill-color="#000000" draw:textarea-vertical-align="middle" draw:auto-grow-height="false" fo:min-height="1.974cm" fo:min-width="2.993cm" fo:wrap-option="wrap"/>
    </style:style>
    <style:style style:name="gr21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2"/>
    </style:style>
    <style:style style:name="P2" style:family="paragraph">
      <style:paragraph-properties fo:text-align="start" style:writing-mode="lr-tb"/>
      <style:text-properties style:font-name="Liberation Sans2"/>
    </style:style>
    <style:style style:name="P3" style:family="paragraph">
      <loext:graphic-properties draw:fill-color="#729fcf"/>
      <style:paragraph-properties fo:text-align="center" style:writing-mode="lr-tb"/>
      <style:text-properties style:font-name="Liberation Sans2"/>
    </style:style>
    <style:style style:name="P4" style:family="paragraph">
      <loext:graphic-properties draw:fill-color="#bf0041"/>
      <style:paragraph-properties fo:text-align="center" style:writing-mode="lr-tb"/>
      <style:text-properties style:font-name="Liberation Sans2"/>
    </style:style>
    <style:style style:name="P5" style:family="paragraph">
      <loext:graphic-properties draw:fill="none"/>
      <style:paragraph-properties fo:text-align="center"/>
      <style:text-properties style:font-name="Liberation Sans2"/>
    </style:style>
    <style:style style:name="P6" style:family="paragraph">
      <style:text-properties style:font-name="Liberation Sans2" fo:font-size="16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2" fo:font-size="16pt"/>
    </style:style>
    <style:style style:name="P8" style:family="paragraph">
      <style:paragraph-properties fo:text-align="center"/>
      <style:text-properties style:font-name="Liberation Sans2" fo:font-size="16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Liberation Sans2" fo:font-size="16pt"/>
    </style:style>
    <style:style style:name="P10" style:family="paragraph">
      <loext:graphic-properties draw:fill-color="#00a933"/>
      <style:paragraph-properties fo:text-align="center"/>
      <style:text-properties style:font-name="Liberation Sans2"/>
    </style:style>
    <style:style style:name="P11" style:family="paragraph">
      <loext:graphic-properties draw:fill="none"/>
      <style:paragraph-properties fo:text-align="center"/>
      <style:text-properties style:font-name="Liberation Sans2" fo:font-size="16pt"/>
    </style:style>
    <style:style style:name="P12" style:family="paragraph">
      <style:text-properties fo:font-size="16pt"/>
    </style:style>
    <style:style style:name="P13" style:family="paragraph">
      <loext:graphic-properties draw:fill="none"/>
      <style:text-properties fo:font-size="16pt"/>
    </style:style>
    <style:style style:name="P14" style:family="paragraph">
      <loext:graphic-properties draw:fill-color="#ffd428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/>
    </style:style>
    <style:style style:name="T4" style:family="text">
      <style:text-properties style:font-name="Liberation Sans2" fo:font-size="20pt" style:font-size-asian="20pt" style:font-size-complex="20pt"/>
    </style:style>
    <style:style style:name="T5" style:family="text">
      <style:text-properties style:font-name="Liberation Sans2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35cm" svg:height="5.08cm" svg:x="0.635cm" svg:y="18.415cm">
          <text:p text:style-name="P1"><text:span text:style-name="T1">start()</text:span></text:p>
          <text:p text:style-name="P1"/>
          <text:p text:style-name="P2"><text:span text:style-name="T2">You are in a dark room. There is a door to your left and right.</text:span></text:p>
          <text:p text:style-name="P2"><text:span text:style-name="T2">Which one do you take?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1.27cm" svg:x="20.955cm" svg:y="27.9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985cm" svg:y1="23.495cm" svg:x2="9.525cm" svg:y2="26.035cm">
          <text:p/>
        </draw:line>
        <draw:line draw:style-name="gr3" draw:text-style-name="P5" draw:layer="layout" svg:x1="6.985cm" svg:y1="18.415cm" svg:x2="9.525cm" svg:y2="15.875cm">
          <text:p/>
        </draw:line>
        <draw:custom-shape draw:style-name="gr1" draw:text-style-name="P3" draw:layer="layout" svg:width="6.35cm" svg:height="5.08cm" svg:x="9.525cm" svg:y="10.795cm">
          <text:p text:style-name="P1"><text:span text:style-name="T1">bear_room()</text:span></text:p>
          <text:p text:style-name="P2"><text:span text:style-name="T2">There is a bear here.</text:span></text:p>
          <text:p text:style-name="P2"><text:span text:style-name="T2">The bear has a bunch of honey.</text:span></text:p>
          <text:p text:style-name="P2"><text:span text:style-name="T2">The fat bear is in front of another door.</text:span></text:p>
          <text:p text:style-name="P2"><text:span text:style-name="T2">How are you going to move the bear?</text:span></text:p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81cm" svg:height="1.28cm" svg:x="13.335cm" svg:y="8.562cm">
          <draw:text-box>
            <text:p text:style-name="P6">take honey</text:p>
          </draw:text-box>
        </draw:frame>
        <draw:custom-shape draw:style-name="gr2" draw:text-style-name="P4" draw:layer="layout" svg:width="1.27cm" svg:height="1.27cm" svg:x="18.415cm" svg:y="5.71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5.875cm" svg:y1="13.335cm" svg:x2="20.955cm" svg:y2="13.335cm">
          <text:p/>
        </draw:line>
        <draw:frame draw:style-name="gr5" draw:text-style-name="P9" draw:layer="layout" svg:width="3.81cm" svg:height="0.878cm" svg:x="16.51cm" svg:y="12.139cm">
          <draw:text-box>
            <text:p text:style-name="P8">taunt bear</text:p>
          </draw:text-box>
        </draw:frame>
        <draw:line draw:style-name="gr3" draw:text-style-name="P5" draw:layer="layout" svg:x1="22.225cm" svg:y1="13.335cm" svg:x2="24.765cm" svg:y2="9.525cm">
          <text:p/>
        </draw:line>
        <draw:custom-shape draw:style-name="gr2" draw:text-style-name="P4" draw:layer="layout" svg:width="1.27cm" svg:height="1.27cm" svg:x="24.765cm" svg:y="8.25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3.81cm" svg:height="0.962cm" svg:x="20.637cm" svg:y="10.16cm">
          <draw:text-box>
            <text:p text:style-name="P6">taunt bear</text:p>
          </draw:text-box>
        </draw:frame>
        <draw:frame draw:style-name="gr7" draw:text-style-name="P7" draw:layer="layout" svg:width="5.08cm" svg:height="2.384cm" svg:x="17.78cm" svg:y="3.175cm">
          <draw:text-box>
            <text:p text:style-name="P6">The bear looks at you then slaps your face off.</text:p>
          </draw:text-box>
        </draw:frame>
        <draw:frame draw:style-name="gr7" draw:text-style-name="P7" draw:layer="layout" svg:width="5.398cm" svg:height="2.384cm" svg:x="24.13cm" svg:y="5.715cm">
          <draw:text-box>
            <text:p text:style-name="P6">The bear gets pissed off and chews your leg off.</text:p>
          </draw:text-box>
        </draw:frame>
        <draw:custom-shape draw:style-name="gr8" draw:text-style-name="P10" draw:layer="layout" svg:width="1.27cm" svg:height="1.27cm" svg:x="20.955cm" svg:y="12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1" draw:layer="layout" svg:width="6.715cm" svg:height="2.48cm" svg:x="18.215cm" svg:y="14.13cm">
          <draw:text-box>
            <text:p text:style-name="P8">The bear has moved from the door. You can go through it now.</text:p>
          </draw:text-box>
        </draw:frame>
        <draw:line draw:style-name="gr3" draw:text-style-name="P5" draw:layer="layout" svg:x1="22.225cm" svg:y1="13.335cm" svg:x2="27.305cm" svg:y2="13.335cm">
          <text:p/>
        </draw:line>
        <draw:custom-shape draw:style-name="gr1" draw:text-style-name="P3" draw:layer="layout" svg:width="6.35cm" svg:height="5.08cm" svg:x="27.305cm" svg:y="10.795cm">
          <text:p text:style-name="P1"><text:span text:style-name="T1">gold_room()</text:span></text:p>
          <text:p text:style-name="P2"><text:span text:style-name="T2"/></text:p>
          <text:p text:style-name="P2"><text:span text:style-name="T2">This room is full of gold. </text:span><text:span text:style-name="T2">How much do you take?</text:span>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3.655cm" svg:y1="10.795cm" svg:x2="35.56cm" svg:y2="5.715cm">
          <text:p/>
        </draw:line>
        <draw:frame draw:style-name="gr7" draw:text-style-name="P7" draw:layer="layout" svg:width="3.81cm" svg:height="2.384cm" svg:x="31.432cm" svg:y="6.35cm">
          <draw:text-box>
            <text:p text:style-name="P6">choice</text:p>
            <text:p text:style-name="P6">is not float</text:p>
          </draw:text-box>
        </draw:frame>
        <draw:custom-shape draw:style-name="gr2" draw:text-style-name="P4" draw:layer="layout" svg:width="1.27cm" svg:height="1.27cm" svg:x="34.925cm" svg:y="4.44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4.445cm" svg:height="1.587cm" svg:x="34.925cm" svg:y="2.54cm">
          <draw:text-box>
            <text:p text:style-name="P6">Man, learn to type a number.</text:p>
          </draw:text-box>
        </draw:frame>
        <draw:line draw:style-name="gr3" draw:text-style-name="P5" draw:layer="layout" svg:x1="33.655cm" svg:y1="12.065cm" svg:x2="36.195cm" svg:y2="8.255cm">
          <text:p/>
        </draw:line>
        <draw:frame draw:style-name="gr11" draw:text-style-name="P7" draw:layer="layout" svg:width="3.81cm" svg:height="0.952cm" svg:x="35.242cm" svg:y="9.525cm">
          <draw:text-box>
            <text:p text:style-name="P6">choice &lt; 0</text:p>
          </draw:text-box>
        </draw:frame>
        <draw:line draw:style-name="gr3" draw:text-style-name="P5" draw:layer="layout" svg:x1="33.655cm" svg:y1="15.875cm" svg:x2="37.465cm" svg:y2="18.415cm">
          <text:p/>
        </draw:line>
        <draw:custom-shape draw:style-name="gr2" draw:text-style-name="P4" draw:layer="layout" svg:width="1.27cm" svg:height="1.27cm" svg:x="36.195cm" svg:y="6.98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33.655cm" svg:y1="13.335cm" svg:x2="38.735cm" svg:y2="13.335cm">
          <text:p/>
        </draw:line>
        <draw:frame draw:style-name="gr12" draw:text-style-name="P11" draw:layer="layout" svg:width="5.763cm" svg:height="1.505cm" svg:x="37.165cm" svg:y="14.687cm">
          <draw:text-box>
            <text:p text:style-name="P8"><text:span text:style-name="T3">Nice, you're not greedy, you win!</text:span></text:p>
          </draw:text-box>
        </draw:frame>
        <draw:frame draw:style-name="gr13" draw:text-style-name="P7" draw:layer="layout" svg:width="5.08cm" svg:height="1.505cm" svg:x="33.655cm" svg:y="12.382cm">
          <draw:text-box>
            <text:p text:style-name="P6">0= &lt; choice &lt;= 50</text:p>
          </draw:text-box>
        </draw:frame>
        <draw:custom-shape draw:style-name="gr2" draw:text-style-name="P4" draw:layer="layout" svg:width="1.27cm" svg:height="1.27cm" svg:x="37.465cm" svg:y="18.41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81cm" svg:height="0.953cm" svg:x="31.679cm" svg:y="17.108cm">
          <draw:text-box>
            <text:p text:style-name="P8"><text:span text:style-name="T3">choice &gt; 50</text:span></text:p>
          </draw:text-box>
        </draw:frame>
        <draw:frame draw:style-name="gr14" draw:text-style-name="P11" draw:layer="layout" svg:width="3.81cm" svg:height="1.505cm" svg:x="38.417cm" svg:y="18.415cm">
          <draw:text-box>
            <text:p text:style-name="P8"><text:span text:style-name="T3">You greedy bastard!</text:span></text:p>
          </draw:text-box>
        </draw:frame>
        <draw:frame draw:style-name="gr15" draw:text-style-name="P13" draw:layer="layout" svg:width="5.398cm" svg:height="2.222cm" svg:x="37.464cm" svg:y="5.715cm">
          <draw:text-box>
            <text:p text:style-name="P12">You have no gold to put in the room.</text:p>
          </draw:text-box>
        </draw:frame>
        <draw:line draw:style-name="gr3" draw:text-style-name="P5" draw:layer="layout" svg:x1="15.849cm" svg:y1="10.822cm" svg:x2="18.389cm" svg:y2="7.012cm">
          <text:p/>
        </draw:line>
        <draw:frame draw:style-name="gr5" draw:text-style-name="P9" draw:layer="layout" svg:width="3.81cm" svg:height="0.878cm" svg:x="5.397cm" svg:y="16.584cm">
          <draw:text-box>
            <text:p text:style-name="P8">left</text:p>
          </draw:text-box>
        </draw:frame>
        <draw:custom-shape draw:style-name="gr16" draw:text-style-name="P14" draw:layer="layout" svg:width="2.54cm" svg:height="2.54cm" svg:x="38.735cm" svg:y="12.06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5" draw:text-style-name="P9" draw:layer="layout" svg:width="3.81cm" svg:height="0.878cm" svg:x="22.86cm" svg:y="12.139cm">
          <draw:text-box>
            <text:p text:style-name="P8">open door</text:p>
          </draw:text-box>
        </draw:frame>
        <draw:custom-shape draw:style-name="gr1" draw:text-style-name="P3" draw:layer="layout" svg:width="6.35cm" svg:height="5.08cm" svg:x="9.525cm" svg:y="26.035cm">
          <text:p text:style-name="P1"><text:span text:style-name="T4">cthulhu_room()</text:span></text:p>
          <text:p text:style-name="P1"><text:span text:style-name="T5">Here you see the great evil Cthulhu.</text:span></text:p>
          <text:p text:style-name="P1"><text:span text:style-name="T5">He, it, whatever stares at you and you go insane.</text:span></text:p>
          <text:p text:style-name="P1"><text:span text:style-name="T5"><text:s text:c="4"/></text:span><text:span text:style-name="T5">Do you flee for your life or eat your head?</text:span>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5.875cm" svg:y1="28.575cm" svg:x2="20.955cm" svg:y2="28.575cm">
          <text:p/>
        </draw:line>
        <draw:frame draw:style-name="gr13" draw:text-style-name="P9" draw:layer="layout" svg:width="5.08cm" svg:height="1.505cm" svg:x="15.875cm" svg:y="27.387cm">
          <draw:text-box>
            <text:p text:style-name="P8">“head” in choice</text:p>
          </draw:text-box>
        </draw:frame>
        <draw:frame draw:style-name="gr17" draw:text-style-name="P11" draw:layer="layout" svg:width="6.35cm" svg:height="0.892cm" svg:x="21.825cm" svg:y="28.1cm">
          <draw:text-box>
            <text:p text:style-name="P8">Well that was tasty!</text:p>
          </draw:text-box>
        </draw:frame>
        <draw:line draw:style-name="gr3" draw:text-style-name="P5" draw:layer="layout" svg:x1="9.525cm" svg:y1="28.575cm" svg:x2="4.445cm" svg:y2="23.495cm">
          <text:p/>
        </draw:line>
        <draw:frame draw:style-name="gr18" draw:text-style-name="P9" draw:layer="layout" svg:width="5.08cm" svg:height="0.953cm" svg:x="2.857cm" svg:y="26.352cm">
          <draw:text-box>
            <text:p text:style-name="P8">“flee” in choice</text:p>
          </draw:text-box>
        </draw:frame>
        <draw:frame draw:style-name="gr5" draw:text-style-name="P9" draw:layer="layout" svg:width="3.81cm" svg:height="0.878cm" svg:x="6.667cm" svg:y="23.495cm">
          <draw:text-box>
            <text:p text:style-name="P8">right</text:p>
          </draw:text-box>
        </draw:frame>
        <draw:custom-shape draw:style-name="gr2" draw:text-style-name="P4" draw:layer="layout" svg:width="1.27cm" svg:height="1.27cm" svg:x="12.065cm" svg:y="20.3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985cm" svg:y1="20.955cm" svg:x2="12.065cm" svg:y2="20.955cm">
          <text:p/>
        </draw:line>
        <draw:frame draw:style-name="gr13" draw:text-style-name="P9" draw:layer="layout" svg:width="5.08cm" svg:height="1.505cm" svg:x="6.985cm" svg:y="19.767cm">
          <draw:text-box>
            <text:p text:style-name="P8">else</text:p>
          </draw:text-box>
        </draw:frame>
        <draw:frame draw:style-name="gr19" draw:text-style-name="P13" draw:layer="layout" svg:width="6.863cm" svg:height="1.505cm" svg:x="13.774cm" svg:y="20.185cm">
          <draw:text-box>
            <text:p text:style-name="P12">You stumble around the room until you starve.</text:p>
          </draw:text-box>
        </draw:frame>
        <draw:custom-shape draw:style-name="gr20" draw:text-style-name="P15" draw:layer="layout" svg:width="3.492cm" svg:height="2.223cm" svg:x="11.112cm" svg:y="15.239cm">
          <text:p/>
          <draw:enhanced-geometry svg:viewBox="0 0 21600 21600" draw:text-areas="0 0 21600 21600" draw:mirror-horizontal="true" draw:mirror-vertical="true" draw:type="circular-arrow" draw:modifiers="180 -1.01768470707908 9570.9342755695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9" draw:layer="layout" svg:width="1.587cm" svg:height="0.878cm" svg:x="12.082cm" svg:y="16.092cm">
          <draw:text-box>
            <text:p text:style-name="P8">else</text:p>
          </draw:text-box>
        </draw:frame>
        <draw:frame draw:style-name="gr9" draw:text-style-name="P11" draw:layer="layout" svg:width="4.81cm" svg:height="2.48cm" svg:x="13.922cm" svg:y="16.887cm">
          <draw:text-box>
            <text:p text:style-name="P8">I got no idea what that means.</text:p>
          </draw:text-box>
        </draw:frame>
        <draw:custom-shape draw:style-name="gr20" draw:text-style-name="P15" draw:layer="layout" svg:width="3.492cm" svg:height="2.223cm" svg:x="11.112cm" svg:y="30.478cm">
          <text:p/>
          <draw:enhanced-geometry svg:viewBox="0 0 21600 21600" draw:text-areas="0 0 21600 21600" draw:mirror-horizontal="true" draw:mirror-vertical="true" draw:type="circular-arrow" draw:modifiers="180 -1.01768470707908 9570.9342755695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9" draw:layer="layout" svg:width="1.587cm" svg:height="0.878cm" svg:x="12.082cm" svg:y="31.331cm">
          <draw:text-box>
            <text:p text:style-name="P8">els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52.07cm" fo:page-height="41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8T14:53:27.275316344</meta:creation-date>
    <dc:date>2023-06-29T11:20:11.668469288</dc:date>
    <meta:editing-duration>PT33M39S</meta:editing-duration>
    <meta:editing-cycles>7</meta:editing-cycles>
    <meta:generator>LibreOffice/7.3.7.2$Linux_X86_64 LibreOffice_project/30$Build-2</meta:generator>
    <meta:document-statistic meta:object-count="53"/>
  </office:meta>
</office:document-meta>
</file>